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4ed" officeooo:paragraph-rsid="000104ed"/>
    </style:style>
    <style:style style:name="P2" style:family="paragraph" style:parent-style-name="Standard">
      <style:text-properties officeooo:rsid="0001a716" officeooo:paragraph-rsid="0001a716"/>
    </style:style>
    <style:style style:name="P3" style:family="paragraph" style:parent-style-name="Standard">
      <style:text-properties officeooo:rsid="00054cd2" officeooo:paragraph-rsid="00054cd2"/>
    </style:style>
    <style:style style:name="P4" style:family="paragraph" style:parent-style-name="Standard">
      <style:text-properties officeooo:rsid="0008a80d" officeooo:paragraph-rsid="0008a80d"/>
    </style:style>
    <style:style style:name="P5" style:family="paragraph" style:parent-style-name="Standard">
      <style:text-properties officeooo:rsid="0008a80d" officeooo:paragraph-rsid="0008a80d"/>
    </style:style>
    <style:style style:name="P6" style:family="paragraph" style:parent-style-name="Standard">
      <style:text-properties officeooo:rsid="000c5b34" officeooo:paragraph-rsid="000c5b34"/>
    </style:style>
    <style:style style:name="P7" style:family="paragraph" style:parent-style-name="Standard">
      <style:text-properties officeooo:rsid="000e373d" officeooo:paragraph-rsid="000e373d"/>
    </style:style>
    <style:style style:name="P8" style:family="paragraph" style:parent-style-name="Standard">
      <style:text-properties officeooo:rsid="000f2992" officeooo:paragraph-rsid="000f2992"/>
    </style:style>
    <style:style style:name="T1" style:family="text">
      <style:text-properties officeooo:rsid="00051716"/>
    </style:style>
    <style:style style:name="T2" style:family="text">
      <style:text-properties officeooo:rsid="00069c37"/>
    </style:style>
    <style:style style:name="T3" style:family="text">
      <style:text-properties officeooo:rsid="000bb2c3"/>
    </style:style>
    <style:style style:name="T4" style:family="text">
      <style:text-properties officeooo:rsid="000e66bd"/>
    </style:style>
    <style:style style:name="T5" style:family="text">
      <style:text-properties officeooo:rsid="000fd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ème 5 : <text:span text:style-name="T1">postCSS et AutoPrexifer </text:span>avec : Alex Mangenot </text:p>
      <text:p text:style-name="P2"/>
      <text:p text:style-name="P1">Presentation + démo</text:p>
      <text:p text:style-name="P1">exemples de mise en oeuvre</text:p>
      <text:p text:style-name="P1">un point sur l’implatantion sur les navigateur (les quels supportent quoi)</text:p>
      <text:p text:style-name="P1">citer les sources !</text:p>
      <text:p text:style-name="P1"/>
      <text:p text:style-name="P3">PostCss à l’air d’être un outils de transformation du css <text:span text:style-name="T2">utilisant Javascript</text:span></text:p>
      <text:p text:style-name="P3"/>
      <text:p text:style-name="P4">Concernant autoprefixer : <text:a xlink:type="simple" xlink:href="https://openclassrooms.com/fr/courses/6106181-simplifiez-vous-le-css-avec-sass/6612156-utilisez-autoprefixer-pour-creer-du-code-adapte-a-tous-les-navigateurs" text:style-name="Internet_20_link" text:visited-style-name="Visited_20_Internet_20_Link">https://openclassrooms.com/fr/courses/6106181-simplifiez-vous-le-css-avec-sass/6612156-utilisez-autoprefixer-pour-creer-du-code-adapte-a-tous-les-navigateurs</text:a></text:p>
      <text:p text:style-name="P4"/>
      <text:p text:style-name="P4"><text:a xlink:type="simple" xlink:href="https://preset-env.cssdb.org/playground" text:style-name="Internet_20_link" text:visited-style-name="Visited_20_Internet_20_Link">https://preset-env.cssdb.org/playground</text:a> <text:span text:style-name="T3">Une démo toute faite </text:span></text:p>
      <text:p text:style-name="P4"/>
      <text:p text:style-name="P6">Post css → transforme notre code css en un objet javascript qui est ensuite passé dans différents pluggins. Il est modifié puis retransformé en Css. </text:p>
      <text:p text:style-name="P7">Préprocésseur en kit ? En gros on met les pluggins qu’on veut (ce qui fait qu’on n’est pas obligé de tout sortir juste pour un tout petit truc par exemple)? <text:span text:style-name="T5">Cf l’onglet “plugins” du site de postCss</text:span></text:p>
      <text:p text:style-name="P7"/>
      <text:p text:style-name="P7">Inconvénient : Si quelqu’un arrive en cours de projet, il va devoir comprendre les modules/<text:span text:style-name="T4">modules</text:span> qu’on a utilisé avec postCss alors qu’avec sass par exemple il n’y aura pas ce soucis</text:p>
      <text:p text:style-name="P7"/>
      <text:p text:style-name="P8">Autoprefixer pluggin de postcss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8T23:42:09.775000000</dc:date>
    <meta:editing-duration>PT43M36S</meta:editing-duration>
    <meta:editing-cycles>14</meta:editing-cycles>
    <meta:document-statistic meta:table-count="0" meta:image-count="0" meta:object-count="0" meta:page-count="1" meta:paragraph-count="12" meta:word-count="152" meta:character-count="1078" meta:non-whitespace-character-count="935"/>
  </office:meta>
</office:document-meta>
</file>